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249" officeooo:paragraph-rsid="00001249"/>
    </style:style>
    <style:style style:name="P2" style:family="paragraph" style:parent-style-name="Standard">
      <style:text-properties fo:color="#000000" officeooo:rsid="00001249" officeooo:paragraph-rsid="00001249"/>
    </style:style>
    <style:style style:name="T1" style:family="text">
      <style:text-properties fo:font-variant="normal" fo:text-transform="none" fo:color="#4a4a54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file.</text:p>
      <text:p text:style-name="P1"/>
      <text:p text:style-name="P2"><text:span text:style-name="T2">"It increases my productivity many fold when working with files that have frequent content changes.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5:17:06.057000000</meta:creation-date>
    <dc:date>2015-12-22T10:54:58.033000000</dc:date>
    <meta:editing-duration>PT2M46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2" meta:word-count="17" meta:character-count="112" meta:non-whitespace-character-count="97"/>
  </office:meta>
</office:document-meta>
</file>